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.</text:p>
          </table:table-cell>
          <table:table-cell office:value-type="string" table:style-name="ce1">
            <text:p>Mac rewrite</text:p>
          </table:table-cell>
          <table:table-cell office:value-type="string" table:style-name="ce1">
            <text:p>win differs</text:p>
          </table:table-cell>
          <table:table-cell office:value-type="string" table:style-name="ce1">
            <text:p>mac differs</text:p>
          </table:table-cell>
          <table:table-cell office:value-type="string" table:style-name="ce1">
            <text:p>numdiffs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ARMulator</text:p>
          </table:table-cell>
          <table:table-cell table:number-columns-repeated="4" table:style-name="ce1"/>
          <table:table-cell office:value-type="string" table:style-name="ce1">
            <text:p>Use Version 'Added Thread Class'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│ <text:s text:c="2"/>├── ansidecl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│ <text:s text:c="2"/>├── armdefs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│ <text:s text:c="2"/>├── armdis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│ <text:s text:c="2"/>├── armdis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│ <text:s text:c="2"/>├── armemu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rmemu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rminit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rmmem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rmopts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rmos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rmsupp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dbg_rdi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wmmxt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└── thumbemu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English.l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main.nib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└── main~.nib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Hardware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corn177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│ <text:s text:c="2"/>│ <text:s text:c="2"/>├── Acorn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│ <text:s text:c="2"/>│ <text:s text:c="2"/>├── Acorn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│ <text:s text:c="2"/>│ <text:s text:c="2"/>├── Acorn1770.vcx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│ <text:s text:c="2"/>└── Acorn1770.vcxproj.filter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OpusDDO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│ <text:s text:c="2"/>├── OpusDDOS.vcx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│ <text:s text:c="2"/>├── OpusDDOS.vcxproj.fil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│ <text:s text:c="2"/>│ <text:s text:c="2"/>├── opus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│ <text:s text:c="2"/>│ <text:s text:c="2"/>└── opus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│ <text:s text:c="2"/>└── Watfor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│ <text:s text:c="6"/>├── Watford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│ <text:s text:c="6"/>├── Watford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│ <text:s text:c="6"/>├── Watford.vcx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6"/>└── Watford.vcxproj.filter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InnoSetu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BeebEmSetup.is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staller.vcx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└── Installer.vcxproj.filter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ZipFile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MakeZipFile.pl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ZipFile.vcx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└── ZipFile.vcxproj.filter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re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DF.ico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DL.ico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DM.ico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ADS.ico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BeebEm.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BeebEm.rc2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CSW.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DSD.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FSD.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SSD.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UEF.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└── Version.rc2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├── zlib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READ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adler32.c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crc32.c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crc32.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deflate.c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deflate.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gzclose.c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│ <text:s text:c="2"/>├── gzguts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gzlib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gzread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gzwrite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fast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fast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fixed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late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late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trees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inftrees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trees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trees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uncompr.c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zconf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│ <text:s text:c="2"/>├── zlib.h</text:p>
          </table:table-cell>
          <table:table-cell table:number-columns-repeated="4" table:style-name="ce1"/>
          <table:table-cell office:value-type="string" table:style-name="ce1">
            <text:p>in older windows version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│ <text:s text:c="2"/>├── zutil.c</text:p>
          </table:table-cell>
          <table:table-cell table:number-columns-repeated="4" table:style-name="ce1"/>
          <table:table-cell office:value-type="string" table:style-name="ce2">
            <text:p>-----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│ <text:s text:c="2"/>└── zutil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6502core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udev_mac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6502core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ARMulator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AVIWriter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vi.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AVIWriter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About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AboutDia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Arm.cpp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├── Arm.h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├── ArmDisassembler.cpp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├── ArmDisassembler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AtoDConv.cpp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├── AtoDConv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cd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cd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eebEm.rc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eebemrc.h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1">
            <text:p>├── BeebEm.sln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eebEm.user.props.example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eebEm.vcxproj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eebEm.vcxproj.filters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BeebMem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BeebMem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eebsound.cpp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 table:visibility="filter">
          <table:table-cell office:value-type="string" table:style-name="ce1">
            <text:p>├── BeebWin.cpp</text:p>
          </table:table-cell>
          <table:table-cell office:value-type="string" table:style-name="ce1">
            <text:p>beebmain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beebwinio</text:p>
          </table:table-cell>
          <table:table-cell table:number-columns-repeated="16378" table:style-name="ce1"/>
        </table:table-row>
        <table:table-row table:style-name="ro1" table:visibility="filter">
          <table:table-cell office:value-type="string" table:style-name="ce1">
            <text:p>├── BeebWin.h</text:p>
          </table:table-cell>
          <table:table-cell office:value-type="string" table:style-name="ce1">
            <text:p>beebmain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float" office:value="53" table:style-name="ce1">
            <text:p>5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BeebWinDx.cpp</text:p>
          </table:table-cell>
          <table:table-cell office:value-type="string" table:style-name="ce1">
            <text:p>beebmainvid</text:p>
          </table:table-cell>
          <table:table-cell table:number-columns-repeated="16382" table:style-name="ce1"/>
        </table:table-row>
        <table:table-row table:style-name="ro1" table:visibility="filter">
          <table:table-cell office:value-type="string" table:style-name="ce1">
            <text:p>├── BeebWinIo.cpp</text:p>
          </table:table-cell>
          <table:table-cell office:value-type="string" table:style-name="ce1">
            <text:p>beebmainio</text:p>
          </table:table-cell>
          <table:table-cell table:number-columns-repeated="16382" table:style-name="ce1"/>
        </table:table-row>
        <table:table-row table:style-name="ro1" table:visibility="filter">
          <table:table-cell office:value-type="string" table:style-name="ce1">
            <text:p>├── BeebWinPrefs.cpp</text:p>
          </table:table-cell>
          <table:table-cell office:value-type="string" table:style-name="ce1">
            <text:p>beebmainprefs</text:p>
          </table:table-cell>
          <table:table-cell table:number-columns-repeated="16382" table:style-name="ce1"/>
        </table:table-row>
        <table:table-row table:style-name="ro1" table:visibility="filter">
          <table:table-cell office:value-type="string" table:style-name="ce1">
            <text:p>├── BeebWinSpeech.cpp</text:p>
          </table:table-cell>
          <table:table-cell office:value-type="string" table:style-name="ce1">
            <text:p>beebmainspee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├── Csw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Csw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Debug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Debug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DebugTrace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debug_org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DebugTrace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Dialog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DirectSoundStreamer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DirectSoundStreamer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Disc1770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Disc1770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Disc8271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Disc8271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DiscEdit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DiscEdit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DiscInfo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DiscInfo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DiscType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Econet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ea.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Econet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ExportFile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ExportFileDia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Ext1770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Ext1770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FileDialog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FileDia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FileUtils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FileUtils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FolderSelectDialog.cp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FolderSelectDialog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getfile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IC32Latch.cpp</text:p>
          </table:table-cell>
          <table:table-cell table:number-columns-repeated="4" table:style-name="ce1"/>
          <table:table-cell office:value-type="string" table:style-name="ce1">
            <text:p>getfile.h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IC32Latch.h</text:p>
          </table:table-cell>
          <table:table-cell table:number-columns-repeated="4" table:style-name="ce1"/>
          <table:table-cell office:value-type="string" table:style-name="ce1">
            <text:p>i386dasm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IP232.cpp</text:p>
          </table:table-cell>
          <table:table-cell table:number-columns-repeated="4" table:style-name="ce1"/>
          <table:table-cell office:value-type="string" table:style-name="ce1">
            <text:p>i86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IP232.h</text:p>
          </table:table-cell>
          <table:table-cell table:number-columns-repeated="4" table:style-name="ce1"/>
          <table:table-cell office:value-type="string" table:style-name="ce1">
            <text:p>i86.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Ide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i86time.c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Ide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KeyMap.cpp</text:p>
          </table:table-cell>
          <table:table-cell table:number-columns-repeated="4" table:style-name="ce1"/>
          <table:table-cell office:value-type="string" table:style-name="ce1">
            <text:p>instr86.c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KeyMap.h</text:p>
          </table:table-cell>
          <table:table-cell table:number-columns-repeated="4" table:style-name="ce1"/>
          <table:table-cell office:value-type="string" table:style-name="ce1">
            <text:p>instr86.h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KeyboardLinks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KeyboardLinksDia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ListView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ListView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Log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ML675001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Main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Main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Master512CoPro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Master512CoPro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Messages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Model.h</text:p>
          </table:table-cell>
          <table:table-cell table:number-columns-repeated="4" table:style-name="ce1"/>
          <table:table-cell office:value-type="string" table:style-name="ce1">
            <text:p>mode7font.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Music5000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Music5000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PALRom.cpp</text:p>
          </table:table-cell>
          <table:table-cell table:number-columns-repeated="4" table:style-name="ce1"/>
          <table:table-cell office:value-type="string" table:style-name="ce1">
            <text:p>osd_cpu.h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PALRom.h</text:p>
          </table:table-cell>
          <table:table-cell table:number-columns-repeated="4" table:style-name="ce1"/>
          <table:table-cell office:value-type="string" table:style-name="ce1">
            <text:p>plist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Port.h</text:p>
          </table:table-cell>
          <table:table-cell table:number-columns-repeated="4" table:style-name="ce1"/>
          <table:table-cell office:value-type="string" table:style-name="ce1">
            <text:p>plist.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Preferences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Preferences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printing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RenameFileDialog.cpp</text:p>
          </table:table-cell>
          <table:table-cell table:number-columns-repeated="4" table:style-name="ce1"/>
          <table:table-cell office:value-type="string" table:style-name="ce1">
            <text:p>printing.h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RenameFileDialog.h</text:p>
          </table:table-cell>
          <table:table-cell table:number-columns-repeated="4" table:style-name="ce1"/>
          <table:table-cell office:value-type="string" table:style-name="ce1">
            <text:p>romconfig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Resource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RingBuffer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RingBuffer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RomConfig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RomConfigDia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Sasi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Sasi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Scsi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15" table:style-name="ce1">
            <text:p>15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Scsi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SelectKeyDialog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SelectKeyDialog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Serial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96" table:style-name="ce1">
            <text:p>9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├── Serial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serialdevices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SerialPort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SerialPortDialog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Sound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Sound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SoundStreamer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SoundStreamer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Speech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Speech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SprowCoPro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SprowCoPro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StringUtils.cpp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StringUtils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SysVia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├── SysVia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apeControlDialog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apeControlDialog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TapeMap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TapeMap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TarmacGlobals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Teletext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Teletext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hread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hread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ouchScreen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ouchScreen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Tube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79" table:style-name="ce1">
            <text:p>79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Tube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Uef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Uef.h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├── UefState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UefState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UserKeyboardDialog.cpp</text:p>
          </table:table-cell>
          <table:table-cell table:number-columns-repeated="4" table:style-name="ce1"/>
          <table:table-cell office:value-type="string" table:style-name="ce1">
            <text:p>userkybd.cpp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UserKeyboardDialog.h</text:p>
          </table:table-cell>
          <table:table-cell table:number-columns-repeated="4" table:style-name="ce1"/>
          <table:table-cell office:value-type="string" table:style-name="ce1">
            <text:p>userkybd.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├── UserPortBreakoutBox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UserPortBreakoutBox.h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UserVia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16" table:style-name="ce1">
            <text:p>16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├── UserVia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Version.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├── Via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 table:visibility="filter">
          <table:table-cell office:value-type="string" table:style-name="ce1">
            <text:p>├── Via.h</text:p>
          </table:table-cell>
          <table:table-cell table:number-columns-repeated="4" table:style-name="ce1"/>
          <table:table-cell office:value-type="string" table:style-name="ce1">
            <text:p>viastate.h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├── Video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├── Video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XAudio2Streamer.cpp</text:p>
          </table:table-cell>
          <table:table-cell table:style-name="ce1"/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 table:visibility="filter">
          <table:table-cell office:value-type="string" table:style-name="ce1">
            <text:p>├── XAudio2Streamer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Z80.cpp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Z80.h</text:p>
          </table:table-cell>
          <table:table-cell table:number-columns-repeated="16383" table:style-name="ce1"/>
        </table:table-row>
        <table:table-row table:style-name="ro1" table:visibility="filter">
          <table:table-cell office:value-type="string" table:style-name="ce1">
            <text:p>├── Z80Support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├── Z80dis.cpp</text:p>
          </table:table-cell>
          <table:table-cell table:number-columns-repeated="2" table:style-name="ce1"/>
          <table:table-cell office:value-type="string" table:style-name="ce1">
            <text:p>y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└── Z80mem.h</text:p>
          </table:table-cell>
          <table:table-cell table:number-columns-repeated="16383" table:style-name="ce1"/>
        </table:table-row>
        <table:table-row table:number-rows-repeated="1048343" table:style-name="ro1">
          <table:table-cell table:number-columns-repeated="16384"/>
        </table:table-row>
      </table:table>
      <table:database-ranges>
        <table:database-range table:target-range-address="Sheet1.A1:Sheet1.F233" table:display-filter-buttons="true">
          <table:filter>
            <table:filter-and>
              <table:filter-condition table:field-number="3" table:value="0" table:operator="!empty" table:data-type="number"/>
              <table:filter-condition table:field-number="4" table:value="0" table:operator="empty" table:data-type="number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meta:initial-creator>Hague, Andrew</meta:initial-creator>
    <dc:creator>Hague, Andrew</dc:creator>
    <meta:creation-date>2024-04-03T19:28:59Z</meta:creation-date>
    <dc:date>2024-04-03T22:29:01Z</dc:date>
  </office:meta>
</office:document-meta>
</file>